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 style:list-style-name="L1">
      <style:text-properties fo:background-color="#99ff66"/>
    </style:style>
    <style:style style:name="P5" style:family="paragraph" style:parent-style-name="Text_20_body" style:list-style-name="L1">
      <style:text-properties fo:background-color="#81d41a"/>
    </style:style>
    <style:style style:name="P6" style:family="paragraph" style:parent-style-name="Text_20_body" style:list-style-name="L2">
      <style:text-properties fo:background-color="#81d41a"/>
    </style:style>
    <style:style style:name="P7" style:family="paragraph" style:parent-style-name="Text_20_body" style:list-style-name="L3">
      <style:text-properties fo:background-color="#81d41a"/>
    </style:style>
    <style:style style:name="P8" style:family="paragraph" style:parent-style-name="Text_20_body" style:list-style-name="L4">
      <style:text-properties fo:background-color="#81d41a"/>
    </style:style>
    <style:style style:name="P9" style:family="paragraph" style:parent-style-name="Text_20_body" style:list-style-name="L5">
      <style:text-properties fo:background-color="#81d41a"/>
    </style:style>
    <style:style style:name="P10" style:family="paragraph" style:parent-style-name="Text_20_body" style:list-style-name="L7">
      <style:text-properties fo:background-color="#81d41a"/>
    </style:style>
    <style:style style:name="P11" style:family="paragraph" style:parent-style-name="Text_20_body" style:list-style-name="L8">
      <style:text-properties fo:background-color="#81d41a"/>
    </style:style>
    <style:style style:name="P12" style:family="paragraph" style:parent-style-name="Text_20_body" style:list-style-name="L12">
      <style:text-properties fo:background-color="#81d41a"/>
    </style:style>
    <style:style style:name="P13" style:family="paragraph" style:parent-style-name="Text_20_body" style:list-style-name="L28">
      <style:text-properties fo:background-color="#81d41a"/>
    </style:style>
    <style:style style:name="P14" style:family="paragraph" style:parent-style-name="Text_20_body" style:list-style-name="L6">
      <style:text-properties fo:language="ru" fo:country="RU" fo:background-color="#81d41a"/>
    </style:style>
    <style:style style:name="P15" style:family="paragraph" style:parent-style-name="Text_20_body" style:list-style-name="L23">
      <style:text-properties fo:language="ru" fo:country="RU"/>
    </style:style>
    <style:style style:name="P16" style:family="paragraph" style:parent-style-name="Text_20_body" style:list-style-name="L24">
      <style:text-properties fo:language="ru" fo:country="RU"/>
    </style:style>
    <style:style style:name="P17" style:family="paragraph" style:parent-style-name="Text_20_body" style:list-style-name="L25">
      <style:text-properties fo:language="ru" fo:country="RU"/>
    </style:style>
    <style:style style:name="P18" style:family="paragraph" style:parent-style-name="Text_20_body" style:list-style-name="L26">
      <style:text-properties fo:language="ru" fo:country="RU"/>
    </style:style>
    <style:style style:name="P19" style:family="paragraph" style:parent-style-name="Text_20_body" style:list-style-name="L27">
      <style:text-properties fo:language="ru" fo:country="RU"/>
    </style:style>
    <style:style style:name="P20" style:family="paragraph" style:parent-style-name="Text_20_body" style:list-style-name="L7"/>
    <style:style style:name="P21" style:family="paragraph" style:parent-style-name="Text_20_body" style:list-style-name="L8">
      <style:text-properties fo:background-color="transparent"/>
    </style:style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2">
      <style:text-properties fo:background-color="#00cc33"/>
    </style:style>
    <style:style style:name="P38" style:family="paragraph" style:parent-style-name="Text_20_body" style:list-style-name="L3">
      <style:text-properties fo:background-color="#00cc33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background-color="#81d41a" loext:char-shading-value="0"/>
    </style:style>
    <style:style style:name="T4" style:family="text">
      <style:text-properties fo:language="ru" fo:country="RU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xml:id="list3177780115028769102" text:style-name="L1">
        <text:list-item>
          <text:p text:style-name="P4">Есть у юнитов и уничтожаемых препятствий</text:p>
        </text:list-item>
        <text:list-item>
          <text:p text:style-name="P4">Если запас здоровья — 0, юнит считается погибшим</text:p>
        </text:list-item>
        <text:list-item>
          <text:p text:style-name="P4">пассивная регенерация не предусмотрена</text:p>
        </text:list-item>
        <text:list-item>
          <text:p text:style-name="P5">восстановление с помощью предметов и способностей</text:p>
        </text:list-item>
      </text:list>
      <text:p text:style-name="Text_20_body">2. Выносливость</text:p>
      <text:list xml:id="list4746676482239988160" text:style-name="L2">
        <text:list-item>
          <text:p text:style-name="P6">есть у юнитов</text:p>
        </text:list-item>
        <text:list-item>
          <text:p text:style-name="P6">расходуется при использовании атак ближнего боя</text:p>
        </text:list-item>
        <text:list-item>
          <text:p text:style-name="P37">отнимается при получении некоторых видов атак <text:span text:style-name="T4">и ловушек</text:span></text:p>
        </text:list-item>
        <text:list-item>
          <text:p text:style-name="P6">если выносливость — 0, юнит оглушается</text:p>
        </text:list-item>
      </text:list>
      <text:p text:style-name="Text_20_body">3. Энергия</text:p>
      <text:list xml:id="list8793854327290516528" text:style-name="L3">
        <text:list-item>
          <text:p text:style-name="P7">есть у игрока и некоторых юнитов</text:p>
        </text:list-item>
        <text:list-item>
          <text:p text:style-name="P38">набирается при нанесении урона атаками ближнего боя</text:p>
        </text:list-item>
        <text:list-item>
          <text:p text:style-name="P38">используется для применения способностей</text:p>
        </text:list-item>
        <text:list-item>
          <text:p text:style-name="P38">также расходуется при получении урона, если у юнита экипирован «щит».</text:p>
        </text:list-item>
        <text:list-item>
          <text:p text:style-name="P38">Если игрок оглушается с <text:span text:style-name="T1">x</text:span>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xml:id="list5322185823559039840" text:style-name="L4">
        <text:list-item>
          <text:p text:style-name="P8">Персонаж передвигается в горизонтальной плоскости</text:p>
        </text:list-item>
      </text:list>
      <text:p text:style-name="Text_20_body">2. Прыжки</text:p>
      <text:list xml:id="list6949657385126172442" text:style-name="L5">
        <text:list-item>
          <text:p text:style-name="P9"><text:soft-page-break/>Персонаж может прыгать, чтобы преодолевать препятствия</text:p>
        </text:list-item>
      </text:list>
      <text:p text:style-name="Text_20_body">3. Уклонение</text:p>
      <text:list xml:id="list6510583682749415308" text:style-name="L6">
        <text:list-item>
          <text:p text:style-name="P14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xml:id="list3452893614294804755" text:style-name="L7">
        <text:list-item>
          <text:p text:style-name="P10">две быстрых атаки</text:p>
        </text:list-item>
        <text:list-item>
          <text:p text:style-name="P20">способность — метнуть молнию</text:p>
        </text:list-item>
        <text:list-item>
          <text:p text:style-name="P20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xml:id="list6976032474552192626" text:style-name="L8">
        <text:list-item>
          <text:p text:style-name="P11">стреляет очередями по 3 стрелы, всего 9 зарядов. </text:p>
        </text:list-item>
        <text:list-item>
          <text:p text:style-name="P21">Способность — взрывная стрела</text:p>
        </text:list-item>
        <text:list-item>
          <text:p text:style-name="P21">стрела медленно летит и взрывается, нанося урон по радиусу</text:p>
        </text:list-item>
      </text:list>
      <text:p text:style-name="Text_20_body">3. Большой ключ</text:p>
      <text:list xml:id="list6697339550458501389" text:style-name="L9">
        <text:list-item>
          <text:p text:style-name="P22">4 медленных атаки</text:p>
        </text:list-item>
        <text:list-item>
          <text:p text:style-name="P22">способность — вращение</text:p>
        </text:list-item>
        <text:list-item>
          <text:p text:style-name="P22">вращение наносит урон вокруг персонажа</text:p>
        </text:list-item>
      </text:list>
      <text:p text:style-name="Text_20_body">4. Ракетница</text:p>
      <text:list xml:id="list2512629193150958754" text:style-name="L10">
        <text:list-item>
          <text:p text:style-name="P23">стреляет ракетой, которая взрывается и наносит урон по области</text:p>
        </text:list-item>
        <text:list-item>
          <text:p text:style-name="P23">способность — ракетный прыжок</text:p>
        </text:list-item>
        <text:list-item>
          <text:p text:style-name="P23">прыжок отбрасывает персонажа назад, наносит урон перед ним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xml:id="list6980678229946560516" text:style-name="L11">
        <text:list-item>
          <text:p text:style-name="P24">поглощает часть урона за счет энергии</text:p>
        </text:list-item>
      </text:list>
      <text:p text:style-name="Text_20_body">2. Бустер</text:p>
      <text:list xml:id="list5752126814032310079" text:style-name="L12">
        <text:list-item>
          <text:p text:style-name="P12">Позволяет применять «уклонение»</text:p>
        </text:list-item>
        <text:list-item>
          <text:p text:style-name="P12">Имеет несколько зарядов, которые восстанавливаются со временем</text:p>
        </text:list-item>
      </text:list>
      <text:h text:style-name="Heading_20_1" text:outline-level="1"><text:soft-page-break/>Способности игрока</text:h>
      <text:p text:style-name="Text_20_body">1. Перемещение</text:p>
      <text:p text:style-name="Text_20_body">2. Использование оружий</text:p>
      <text:list xml:id="list1341736101807903947" text:style-name="L13">
        <text:list-item>
          <text:p text:style-name="P25">Оружия имеют заряды, которые восстанавливаются со временем</text:p>
        </text:list-item>
        <text:list-item>
          <text:p text:style-name="P25">Некоторые оружия имеют стоимость применения в статах</text:p>
        </text:list-item>
        <text:list-item>
          <text:p text:style-name="P25">Оружия имеют разные анимации</text:p>
        </text:list-item>
      </text:list>
      <text:p text:style-name="Text_20_body">3. Использование способностей</text:p>
      <text:list xml:id="list956930087417538756" text:style-name="L14">
        <text:list-item>
          <text:p text:style-name="P26">Способности имеют стоимость в статах</text:p>
        </text:list-item>
        <text:list-item>
          <text:p text:style-name="P26">Способности имеют заряды</text:p>
        </text:list-item>
        <text:list-item>
          <text:p text:style-name="P26">Способности восстанавливаются некоторое время</text:p>
        </text:list-item>
      </text:list>
      <text:h text:style-name="Heading_20_1" text:outline-level="1"><text:bookmark-start text:name="__RefHeading___Toc105_2205597813"/>Механики на уровнях<text:bookmark-end text:name="__RefHeading___Toc105_2205597813"/></text:h>
      <text:p text:style-name="Text_20_body">1. Подвижная платформа</text:p>
      <text:list xml:id="list4299370738909418091" text:style-name="L15">
        <text:list-item>
          <text:p text:style-name="P27">платформа движется по определенной траектории</text:p>
        </text:list-item>
        <text:list-item>
          <text:p text:style-name="P27">игрок должен вовремя на нее запрыгнуть, чтобы не упасть и не потерять прогресс</text:p>
        </text:list-item>
      </text:list>
      <text:p text:style-name="Text_20_body">2. Активатор-условие</text:p>
      <text:list xml:id="list3707776287527133108" text:style-name="L16">
        <text:list-item>
          <text:p text:style-name="P28">Игрок должен добраться до активатора, чтобы переключить его и активировать связанный предмет.</text:p>
        </text:list-item>
      </text:list>
      <text:p text:style-name="Text_20_body">3. Загадка-условие</text:p>
      <text:list xml:id="list8527398773899876634" text:style-name="L17">
        <text:list-item>
          <text:p text:style-name="P29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xml:id="list7127661574610795971" text:style-name="L18">
        <text:list-item>
          <text:p text:style-name="P30">Игрок должен победить определенного врага, чтобы активировать связанный предмет</text:p>
        </text:list-item>
      </text:list>
      <text:p text:style-name="Text_20_body">5. Связанный предмет</text:p>
      <text:list xml:id="list2911147057950977199" text:style-name="L19">
        <text:list-item>
          <text:p text:style-name="P31">При выполнении условия предмет на уровне меняет свое состояние</text:p>
        </text:list-item>
        <text:list-item>
          <text:p text:style-name="P31">Дверь открывается</text:p>
        </text:list-item>
        <text:list-item>
          <text:p text:style-name="P31">Запускаются платформы</text:p>
        </text:list-item>
        <text:list-item>
          <text:p text:style-name="P31">Меняются визуальные эффекты</text:p>
        </text:list-item>
        <text:list-item>
          <text:p text:style-name="P31">Выключаются ловушки</text:p>
        </text:list-item>
        <text:list-item>
          <text:p text:style-name="P31">и т. п.</text:p>
        </text:list-item>
      </text:list>
      <text:p text:style-name="Text_20_body">6. Дверь с проверкой предмета</text:p>
      <text:list xml:id="list8919623479590299171" text:style-name="L20">
        <text:list-item>
          <text:p text:style-name="P32">Дверь можно открыть только при условии наличия в инвентаре игрока определенного предмета</text:p>
        </text:list-item>
      </text:list>
      <text:p text:style-name="Text_20_body"><text:soft-page-break/>7. Ловушка</text:p>
      <text:list xml:id="list768044574437035220" text:style-name="L21">
        <text:list-item>
          <text:p text:style-name="P33">Ловушки наносят урон игроку</text:p>
        </text:list-item>
        <text:list-item>
          <text:p text:style-name="P33">Ловушки могут быть статичными (например, шипы), переключаемыми (выключаются или включаются при выполнении условия на уровне), уничтожаемыми (срабатывают один раз) или с таймером (выключаются и включаются с интервал<text:span text:style-name="T2">ом)</text:span></text:p>
        </text:list-item>
      </text:list>
      <text:p text:style-name="P3">8. Собираемые предметы</text:p>
      <text:list xml:id="list5451708718417585687" text:style-name="L22">
        <text:list-item>
          <text:p text:style-name="P34">На уровнях есть различные собираемые предметы:</text:p>
          <text:p text:style-name="P34">а) Предметы инвентаря (оружия, снаряжение). Предметы можно экипировать сразу или </text:p>
          <text:p text:style-name="P34">б) Пинапы (позы для просмотра в галерее)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2">1. <text:span text:style-name="T2">Мини-бот</text:span></text:p>
      <text:list xml:id="list1470667317082386694" text:style-name="L23">
        <text:list-item>
          <text:p text:style-name="P15">Атакует в ближнем бою</text:p>
        </text:list-item>
        <text:list-item>
          <text:p text:style-name="P15">Способность — самоуничтожение. Взрывается на низком запасе здоровья, если его не добить</text:p>
        </text:list-item>
        <text:list-item>
          <text:p text:style-name="P15">Мелкий, берет количеством</text:p>
        </text:list-item>
      </text:list>
      <text:p text:style-name="P3">2. Бот</text:p>
      <text:list xml:id="list4231305788243908036" text:style-name="L24">
        <text:list-item>
          <text:p text:style-name="P16">Атакует в ближнем бою</text:p>
        </text:list-item>
        <text:list-item>
          <text:p text:style-name="P16">Способность — рывок. Прыгает к игроку, оглушает при попадании</text:p>
        </text:list-item>
        <text:list-item>
          <text:p text:style-name="P16">Медленные, сильные атаки. Медленно поворачивается</text:p>
        </text:list-item>
      </text:list>
      <text:p text:style-name="P3">3. Дрон-ассистент</text:p>
      <text:list xml:id="list1530063381563528879" text:style-name="L25">
        <text:list-item>
          <text:p text:style-name="P17">Атакует в дальнем бою</text:p>
        </text:list-item>
        <text:list-item>
          <text:p text:style-name="P17">Способность — ремонт. Восстанавливает здоровье юнитов поблизости</text:p>
        </text:list-item>
        <text:list-item>
          <text:p text:style-name="P17">Атаки отнимают выносливость и энергию, наносят минимальный урон</text:p>
        </text:list-item>
      </text:list>
      <text:p text:style-name="P3">4. Турель</text:p>
      <text:list xml:id="list822148657116926895" text:style-name="L26">
        <text:list-item>
          <text:p text:style-name="P18">Атакует в дальнем бою</text:p>
        </text:list-item>
        <text:list-item>
          <text:p text:style-name="P18">Попадания отталкивают игрока</text:p>
        </text:list-item>
        <text:list-item>
          <text:p text:style-name="P35">Медленно поворачивается</text:p>
        </text:list-item>
      </text:list>
      <text:p text:style-name="Text_20_body">5. Босс — танк</text:p>
      <text:list xml:id="list4269207223413643004" text:style-name="L27">
        <text:list-item>
          <text:p text:style-name="P19">Две «фазы» боя:</text:p>
          <text:p text:style-name="P19">1) побег - «раннер». Нужно уворачиваться от препятствий и выстрелов, убегая от танка в течении некоторого времени.</text:p>
          <text:p text:style-name="P19"><text:soft-page-break/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19">Атаки во время «раннера»:</text:p>
          <text:p text:style-name="P19">1) выстрел ракетой. Ракета летит по прямой траектории. Попадание наносит урон и оглушает.</text:p>
          <text:p text:style-name="P19">2) сбросить обломки — бросает обломки на пути игрока.</text:p>
        </text:list-item>
        <text:list-item>
          <text:p text:style-name="P19">Атаки во время боя:</text:p>
          <text:p text:style-name="P36">1) обстрел — стреляет по области медленно летящими ракетами. Наносит урон всем юнитам.</text:p>
          <text:p text:style-name="P36">2) отталкивание — отталкивает от себя игрока, спавнит разрушаемые препятствия</text:p>
          <text:p text:style-name="P36">3) призыв помощи — призывает группу юнитов себе на помощь.</text:p>
        </text:list-item>
      </text:list>
      <text:h text:style-name="Heading_20_1" text:outline-level="1">Интерфейс</text:h>
      <text:p text:style-name="Text_20_body"/>
      <text:p text:style-name="Text_20_body">1. Панель игрока</text:p>
      <text:list xml:id="list7558282540920522845" text:style-name="L28">
        <text:list-item>
          <text:p text:style-name="P13">Информация о текущем состоянии статов игрока</text:p>
        </text:list-item>
        <text:list-item>
          <text:p text:style-name="P13">Информация о количестве зарядов оружий и способностей игро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6T12:41:47.525000000</meta:creation-date>
    <dc:date>2024-09-18T16:23:24.56</dc:date>
    <meta:editing-duration>PT16H12M13S</meta:editing-duration>
    <meta:editing-cycles>20</meta:editing-cycles>
    <meta:generator>OpenOffice/4.1.15$Win32 OpenOffice.org_project/4115m2$Build-9813</meta:generator>
    <dc:creator>Евгений Чкалин</dc:creator>
    <meta:document-statistic meta:table-count="0" meta:image-count="0" meta:object-count="0" meta:page-count="5" meta:paragraph-count="124" meta:word-count="724" meta:character-count="4626"/>
  </office:meta>
</office:document-meta>
</file>